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Press Start 2P" fo:font-size="13pt" fo:font-weight="normal" officeooo:rsid="004a8c48" officeooo:paragraph-rsid="004a8c48" fo:background-color="transparent" style:font-name-asian="Calibri1" style:font-size-asian="13pt" style:font-weight-asian="normal" style:font-name-complex="Calibri1" style:font-size-complex="13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officeooo:paragraph-rsid="003eac35"/>
    </style:style>
    <style:style style:name="P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eac35"/>
    </style:style>
    <style:style style:name="P6" style:family="paragraph" style:parent-style-name="List_20_Paragraph" style:list-style-name="L1">
      <style:paragraph-properties fo:text-align="start" style:justify-single-word="false"/>
      <style:text-properties officeooo:paragraph-rsid="003eac35"/>
    </style:style>
    <style:style style:name="P7" style:family="paragraph" style:parent-style-name="List_20_Paragraph" style:list-style-name="L1">
      <style:paragraph-properties fo:text-align="start" style:justify-single-word="false"/>
      <style:text-properties officeooo:paragraph-rsid="003f4a74"/>
    </style:style>
    <style:style style:name="P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9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4a74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4a74"/>
    </style:style>
    <style:style style:name="P11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3fceb7"/>
    </style:style>
    <style:style style:name="P12" style:family="paragraph" style:parent-style-name="List_20_Paragraph" style:list-style-name="L1">
      <style:paragraph-properties fo:text-align="start" style:justify-single-word="false"/>
      <style:text-properties officeooo:paragraph-rsid="003fceb7"/>
    </style:style>
    <style:style style:name="P13" style:family="paragraph" style:parent-style-name="List_20_Paragraph" style:list-style-name="L1">
      <style:paragraph-properties fo:text-align="start" style:justify-single-word="false"/>
      <style:text-properties officeooo:paragraph-rsid="0049ae81"/>
    </style:style>
    <style:style style:name="P14" style:family="paragraph" style:parent-style-name="List_20_Paragraph">
      <style:paragraph-properties fo:margin-left="0cm" fo:text-align="start" style:justify-single-word="false" fo:text-indent="0cm" style:auto-text-indent="false" fo:break-before="page"/>
      <style:text-properties officeooo:paragraph-rsid="003fceb7"/>
    </style:style>
    <style:style style:name="P15" style:family="paragraph" style:parent-style-name="Standard">
      <style:text-properties style:use-window-font-color="true" loext:opacity="0%" style:font-name="Roboto" officeooo:paragraph-rsid="00437f50"/>
    </style:style>
    <style:style style:name="P16" style:family="paragraph" style:parent-style-name="Standard">
      <style:text-properties officeooo:paragraph-rsid="00437f50"/>
    </style:style>
    <style:style style:name="P17" style:family="paragraph" style:parent-style-name="Standard">
      <style:paragraph-properties fo:margin-top="0.302cm" fo:margin-bottom="0.302cm" style:contextual-spacing="false"/>
    </style:style>
    <style:style style:name="P18" style:family="paragraph" style:parent-style-name="Standard">
      <style:paragraph-properties fo:margin-top="0.302cm" fo:margin-bottom="0.302cm" style:contextual-spacing="false"/>
      <style:text-properties style:use-window-font-color="true" loext:opacity="0%" style:font-name="Roboto"/>
    </style:style>
    <style:style style:name="P19" style:family="paragraph" style:parent-style-name="Standard">
      <style:paragraph-properties fo:margin-top="0.302cm" fo:margin-bottom="0.302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0" style:family="paragraph" style:parent-style-name="Standard">
      <style:paragraph-properties fo:margin-top="0cm" fo:margin-bottom="0cm" style:contextual-spacing="false" style:writing-mode="lr-tb"/>
      <style:text-properties style:use-window-font-color="true" loext:opacity="0%" style:font-name="Roboto" officeooo:rsid="00437f50" officeooo:paragraph-rsid="00437f50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Roboto" officeooo:rsid="00437f50" officeooo:paragraph-rsid="00437f50"/>
    </style:style>
    <style:style style:name="P22" style:family="paragraph" style:parent-style-name="List_20_Paragraph">
      <style:paragraph-properties fo:margin-left="0cm" fo:text-align="start" style:justify-single-word="false" fo:text-indent="0cm" style:auto-text-indent="false"/>
      <style:text-properties style:use-window-font-color="true" loext:opacity="0%" officeooo:paragraph-rsid="003fceb7"/>
    </style:style>
    <style:style style:name="P2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4d60a" officeooo:paragraph-rsid="0044d60a"/>
    </style:style>
    <style:style style:name="P24" style:family="paragraph" style:parent-style-name="List_20_Paragraph" style:list-style-name="L1">
      <style:paragraph-properties fo:text-align="start" style:justify-single-word="false"/>
      <style:text-properties officeooo:paragraph-rsid="0046a589"/>
    </style:style>
    <style:style style:name="P25" style:family="paragraph" style:parent-style-name="List_20_Paragraph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6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6a589"/>
    </style:style>
    <style:style style:name="P2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a8c48"/>
    </style:style>
    <style:style style:name="P28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officeooo:paragraph-rsid="004c3da7"/>
    </style:style>
    <style:style style:name="P2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paragraph-rsid="004c3da7"/>
    </style:style>
    <style:style style:name="P30" style:family="paragraph" style:parent-style-name="Standard" style:list-style-name="L1">
      <style:paragraph-properties fo:margin-left="0cm" fo:text-indent="0cm" style:auto-text-indent="false"/>
      <style:text-properties style:font-name="Roboto" officeooo:paragraph-rsid="004c3da7"/>
    </style:style>
    <style:style style:name="P31" style:family="paragraph" style:parent-style-name="List_20_Paragraph" style:list-style-name="L1">
      <style:paragraph-properties fo:text-align="start" style:justify-single-word="false"/>
      <style:text-properties officeooo:paragraph-rsid="004c3da7"/>
    </style:style>
    <style:style style:name="P32" style:family="paragraph" style:parent-style-name="List_20_Paragraph" style:list-style-name="L1">
      <style:paragraph-properties fo:text-align="start" style:justify-single-word="false" style:writing-mode="lr-tb"/>
      <style:text-properties officeooo:paragraph-rsid="004c3da7"/>
    </style:style>
    <style:style style:name="P33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c3da7" officeooo:paragraph-rsid="004c3da7"/>
    </style:style>
    <style:style style:name="P34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d58a5" officeooo:paragraph-rsid="004d58a5"/>
    </style:style>
    <style:style style:name="P35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4d58a5" officeooo:paragraph-rsid="004d58a5"/>
    </style:style>
    <style:style style:name="P36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4fb512" officeooo:paragraph-rsid="004fb512"/>
    </style:style>
    <style:style style:name="P37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use-window-font-color="true" loext:opacity="0%" style:font-name="Roboto" fo:font-weight="bold" officeooo:rsid="004fb512" officeooo:paragraph-rsid="004fb512" style:font-weight-asian="bold" style:font-weight-complex="bold"/>
    </style:style>
    <style:style style:name="P3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style:font-name="Roboto" fo:font-weight="bold" officeooo:rsid="005079cf" officeooo:paragraph-rsid="005079cf" style:font-weight-asian="bold" style:font-weight-complex="bold"/>
    </style:style>
    <style:style style:name="P39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79cf" officeooo:paragraph-rsid="005079cf"/>
    </style:style>
    <style:style style:name="P40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79cf" officeooo:paragraph-rsid="005079cf"/>
    </style:style>
    <style:style style:name="P41" style:family="paragraph" style:parent-style-name="List_20_Paragraph" style:list-style-name="L1">
      <style:paragraph-properties fo:text-align="start" style:justify-single-word="false"/>
      <style:text-properties style:use-window-font-color="true" loext:opacity="0%" officeooo:rsid="0050ce33" officeooo:paragraph-rsid="0050ce33"/>
    </style:style>
    <style:style style:name="P42" style:family="paragraph" style:parent-style-name="List_20_Paragraph" style:list-style-name="L1">
      <style:paragraph-properties fo:text-align="start" style:justify-single-word="false"/>
      <style:text-properties officeooo:paragraph-rsid="0050ce33"/>
    </style:style>
    <style:style style:name="P43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use-window-font-color="true" loext:opacity="0%" officeooo:rsid="0050ce33" officeooo:paragraph-rsid="0050ce33"/>
    </style:style>
    <style:style style:name="P44" style:family="paragraph" style:parent-style-name="List_20_Paragraph" style:list-style-name="L1">
      <style:paragraph-properties fo:text-align="start" style:justify-single-word="false"/>
      <style:text-properties officeooo:rsid="0050ce33" officeooo:paragraph-rsid="0050ce33"/>
    </style:style>
    <style:style style:name="P45" style:family="paragraph" style:parent-style-name="List_20_Paragraph" style:list-style-name="L1">
      <style:paragraph-properties fo:text-align="start" style:justify-single-word="false"/>
      <style:text-properties officeooo:rsid="0052c242" officeooo:paragraph-rsid="0052c242"/>
    </style:style>
    <style:style style:name="P46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style:font-name="Roboto" fo:font-weight="bold" officeooo:rsid="0052c242" officeooo:paragraph-rsid="0052c242" style:font-weight-asian="bold" style:font-weight-complex="bold"/>
    </style:style>
    <style:style style:name="P47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style:font-name="Roboto" officeooo:rsid="0052c242" officeooo:paragraph-rsid="0052c242"/>
    </style:style>
    <style:style style:name="P48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2c242" officeooo:paragraph-rsid="0052c242"/>
    </style:style>
    <style:style style:name="P49" style:family="paragraph" style:parent-style-name="List_20_Paragraph" style:list-style-name="L1">
      <style:paragraph-properties fo:text-align="start" style:justify-single-word="false"/>
      <style:text-properties officeooo:rsid="005372ac" officeooo:paragraph-rsid="005372ac"/>
    </style:style>
    <style:style style:name="P50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372ac" officeooo:paragraph-rsid="005372ac"/>
    </style:style>
    <style:style style:name="P51" style:family="paragraph" style:parent-style-name="List_20_Paragraph" style:list-style-name="L1">
      <style:paragraph-properties fo:text-align="start" style:justify-single-word="false"/>
      <style:text-properties officeooo:rsid="0054c669" officeooo:paragraph-rsid="0054c669"/>
    </style:style>
    <style:style style:name="P52" style:family="paragraph" style:parent-style-name="List_20_Paragraph" style:list-style-name="L1">
      <style:paragraph-properties fo:text-align="start" style:justify-single-word="false"/>
      <style:text-properties officeooo:rsid="005372ac" officeooo:paragraph-rsid="0054c669"/>
    </style:style>
    <style:style style:name="P53" style:family="paragraph" style:parent-style-name="List_20_Paragraph" style:list-style-name="L1">
      <style:paragraph-properties fo:text-align="start" style:justify-single-word="false"/>
      <style:text-properties officeooo:rsid="0054f916" officeooo:paragraph-rsid="0054f916"/>
    </style:style>
    <style:style style:name="P54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4f916" officeooo:paragraph-rsid="0054f916"/>
    </style:style>
    <style:style style:name="P55" style:family="paragraph" style:parent-style-name="List_20_Paragraph">
      <style:paragraph-properties fo:margin-left="0cm" fo:text-align="start" style:justify-single-word="false" fo:text-indent="0cm" style:auto-text-indent="false"/>
      <style:text-properties officeooo:rsid="0054f916" officeooo:paragraph-rsid="0054f916"/>
    </style:style>
    <style:style style:name="P56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fo:font-size="9pt" officeooo:rsid="0054f916" officeooo:paragraph-rsid="0054f916" style:font-size-asian="9pt" style:font-size-complex="9pt"/>
    </style:style>
    <style:style style:name="P57" style:family="paragraph" style:parent-style-name="List_20_Paragraph" style:list-style-name="L1">
      <style:paragraph-properties fo:text-align="start" style:justify-single-word="false"/>
      <style:text-properties fo:font-size="9pt" officeooo:rsid="005372ac" officeooo:paragraph-rsid="0054f916" style:font-size-asian="9pt" style:font-size-complex="9pt"/>
    </style:style>
    <style:style style:name="P58" style:family="paragraph" style:parent-style-name="List_20_Paragraph" style:list-style-name="L1">
      <style:paragraph-properties fo:text-align="start" style:justify-single-word="false"/>
      <style:text-properties fo:font-size="9pt" officeooo:rsid="0054c669" officeooo:paragraph-rsid="0054f916" style:font-size-asian="9pt" style:font-size-complex="9pt"/>
    </style:style>
    <style:style style:name="P59" style:family="paragraph" style:parent-style-name="List_20_Paragraph" style:list-style-name="L1">
      <style:paragraph-properties fo:text-align="start" style:justify-single-word="false"/>
      <style:text-properties fo:font-size="9pt" officeooo:rsid="0054f916" officeooo:paragraph-rsid="0054f916" style:font-size-asian="9pt" style:font-size-complex="9pt"/>
    </style:style>
    <style:style style:name="P60" style:family="paragraph" style:parent-style-name="List_20_Paragraph" style:list-style-name="L1">
      <style:paragraph-properties fo:margin-left="0cm" fo:text-align="start" style:justify-single-word="false" fo:text-indent="0cm" style:auto-text-indent="false" fo:break-before="page"/>
      <style:text-properties officeooo:rsid="0054f916" officeooo:paragraph-rsid="0054f916"/>
    </style:style>
    <style:style style:name="P61" style:family="paragraph" style:parent-style-name="List_20_Paragraph" style:list-style-name="L1">
      <style:paragraph-properties fo:text-align="start" style:justify-single-word="false"/>
      <style:text-properties officeooo:rsid="00554820" officeooo:paragraph-rsid="00554820"/>
    </style:style>
    <style:style style:name="P62" style:family="paragraph" style:parent-style-name="List_20_Paragraph" style:list-style-name="L1">
      <style:paragraph-properties fo:margin-left="0cm" fo:text-align="start" style:justify-single-word="false" fo:text-indent="0cm" style:auto-text-indent="false"/>
      <style:text-properties officeooo:rsid="00554820" officeooo:paragraph-rsid="00554820"/>
    </style:style>
    <style:style style:name="P63" style:family="paragraph" style:parent-style-name="List_20_Paragraph" style:list-style-name="L1">
      <style:paragraph-properties fo:margin-left="0cm" fo:text-align="start" style:justify-single-word="false" fo:text-indent="0cm" style:auto-text-indent="false" style:writing-mode="lr-tb"/>
      <style:text-properties officeooo:rsid="00554820" officeooo:paragraph-rsid="00554820"/>
    </style:style>
    <style:style style:name="P64" style:family="paragraph" style:parent-style-name="List_20_Paragraph" style:list-style-name="L1">
      <style:paragraph-properties fo:text-align="start" style:justify-single-word="false" style:writing-mode="lr-tb"/>
      <style:text-properties officeooo:rsid="00554820" officeooo:paragraph-rsid="00554820"/>
    </style:style>
    <style:style style:name="T1" style:family="text">
      <style:text-properties style:use-window-font-color="true" loext:opacity="0%" style:font-name="FiraCode Nerd Font Mono" fo:font-size="112pt" fo:font-weight="bold" style:font-name-asian="Calibri1" style:font-size-asian="98pt" style:font-weight-asian="bold" style:font-name-complex="Calibri1" style:font-size-complex="112pt" style:font-weight-complex="bold"/>
    </style:style>
    <style:style style:name="T2" style:family="text">
      <style:text-properties style:use-window-font-color="true" loext:opacity="0%"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3" style:family="text">
      <style:text-properties style:font-name="FiraCode Nerd Font Mono" fo:font-size="120pt" fo:font-weight="bold" style:font-name-asian="Calibri1" style:font-size-asian="120pt" style:font-weight-asian="bold" style:font-name-complex="Calibri1" style:font-size-complex="120pt" style:font-weight-complex="bold"/>
    </style:style>
    <style:style style:name="T4" style:family="text">
      <style:text-properties style:use-window-font-color="true" loext:opacity="0%"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5" style:family="text">
      <style:text-properties style:font-name="Press Start 2P" fo:font-size="44pt" fo:font-weight="normal" officeooo:rsid="004a8c48" style:font-name-asian="Calibri1" style:font-size-asian="44pt" style:font-weight-asian="normal" style:font-name-complex="Calibri1" style:font-size-complex="44pt" style:font-weight-complex="normal"/>
    </style:style>
    <style:style style:name="T6" style:family="text">
      <style:text-properties style:font-name="Press Start 2P" fo:font-size="44pt" fo:font-weight="normal" style:font-name-asian="Calibri1" style:font-size-asian="44pt" style:font-weight-asian="normal" style:font-name-complex="Calibri1" style:font-size-complex="44pt" style:font-weight-complex="normal"/>
    </style:style>
    <style:style style:name="T7" style:family="text">
      <style:text-properties fo:font-size="11pt" fo:font-weight="bold" officeooo:rsid="0039e5fb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8" style:family="text">
      <style:text-properties fo:font-size="11pt" fo:font-weight="bold" officeooo:rsid="003eac35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9" style:family="text">
      <style:text-properties style:use-window-font-color="true" loext:opacity="0%" fo:font-family="'Roboto Mono'" style:font-pitch="fixed" officeooo:rsid="003f4a74"/>
    </style:style>
    <style:style style:name="T10" style:family="text">
      <style:text-properties style:use-window-font-color="true" loext:opacity="0%" fo:font-family="'Roboto Mono'" style:font-pitch="fixed"/>
    </style:style>
    <style:style style:name="T11" style:family="text">
      <style:text-properties style:use-window-font-color="true" loext:opacity="0%" fo:font-family="'Roboto Mono'" style:font-pitch="fixed" officeooo:rsid="0049ae81"/>
    </style:style>
    <style:style style:name="T12" style:family="text">
      <style:text-properties style:use-window-font-color="true" loext:opacity="0%" fo:font-family="'Roboto Mono'" style:font-pitch="fixed" fo:language="el" fo:country="GR"/>
    </style:style>
    <style:style style:name="T13" style:family="text">
      <style:text-properties style:use-window-font-color="true" loext:opacity="0%" fo:font-family="'Roboto Mono'" style:font-pitch="fixed" fo:language="en" fo:country="US"/>
    </style:style>
    <style:style style:name="T14" style:family="text">
      <style:text-properties style:use-window-font-color="true" loext:opacity="0%" fo:font-family="'Roboto Mono'" style:font-pitch="fixed" fo:language="en" fo:country="US" officeooo:rsid="0049ae81"/>
    </style:style>
    <style:style style:name="T15" style:family="text">
      <style:text-properties style:use-window-font-color="true" loext:opacity="0%" fo:font-family="'Roboto Mono'" style:font-pitch="fixed" fo:language="el" fo:country="GR" officeooo:rsid="005079cf"/>
    </style:style>
    <style:style style:name="T16" style:family="text">
      <style:text-properties style:use-window-font-color="true" loext:opacity="0%" fo:font-family="'Roboto Mono'" style:font-pitch="fixed" fo:font-size="11pt" fo:language="el" fo:country="GR" fo:font-weight="normal" officeooo:rsid="0039e5fb" fo:background-color="transparent" loext:char-shading-value="0" style:font-family-asian="Calibri" style:font-size-asian="11pt" style:font-family-complex="Calibri" style:font-size-complex="11pt"/>
    </style:style>
    <style:style style:name="T17" style:family="text">
      <style:text-properties style:use-window-font-color="true" loext:opacity="0%" fo:font-family="'Roboto Mono'" style:font-pitch="fixed" fo:font-size="11pt" fo:language="el" fo:country="GR" fo:font-weight="normal" officeooo:rsid="003fceb7" fo:background-color="transparent" loext:char-shading-value="0" style:font-family-asian="Calibri" style:font-size-asian="11pt" style:font-family-complex="Calibri" style:font-size-complex="11pt"/>
    </style:style>
    <style:style style:name="T18" style:family="text">
      <style:text-properties style:use-window-font-color="true" loext:opacity="0%" style:font-name="Roboto" fo:font-size="11pt" fo:language="el" fo:country="GR" fo:font-weight="bold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19" style:family="text">
      <style:text-properties style:use-window-font-color="true" loext:opacity="0%" fo:font-family="'Roboto Mono'" style:font-pitch="fixed" fo:font-size="11pt" fo:language="el" fo:country="GR" fo:font-weight="normal" officeooo:rsid="0049ae81" fo:background-color="transparent" loext:char-shading-value="0" style:font-family-asian="Calibri" style:font-size-asian="11pt" style:font-family-complex="Calibri" style:font-size-complex="11pt"/>
    </style:style>
    <style:style style:name="T20" style:family="text">
      <style:text-properties style:use-window-font-color="true" loext:opacity="0%" fo:font-family="'Roboto Mono'" style:font-pitch="fixed" fo:font-size="11pt" fo:language="el" fo:country="GR" fo:font-weight="normal" officeooo:rsid="0046a589" fo:background-color="transparent" loext:char-shading-value="0" style:font-family-asian="Calibri" style:font-size-asian="11pt" style:font-family-complex="Calibri" style:font-size-complex="11pt"/>
    </style:style>
    <style:style style:name="T21" style:family="text">
      <style:text-properties style:use-window-font-color="true" loext:opacity="0%" style:font-name="Roboto" fo:font-size="11pt" fo:language="el" fo:country="GR" fo:font-weight="normal" officeooo:rsid="003fceb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22" style:family="text">
      <style:text-properties style:use-window-font-color="true" loext:opacity="0%" style:font-name="Roboto"/>
    </style:style>
    <style:style style:name="T23" style:family="text">
      <style:text-properties style:use-window-font-color="true" loext:opacity="0%" style:font-name="Roboto" officeooo:rsid="00437f50"/>
    </style:style>
    <style:style style:name="T24" style:family="text">
      <style:text-properties style:use-window-font-color="true" loext:opacity="0%" style:text-position="sub 58%" style:font-name="Roboto" officeooo:rsid="00437f50"/>
    </style:style>
    <style:style style:name="T25" style:family="text">
      <style:text-properties officeooo:rsid="00437f50"/>
    </style:style>
    <style:style style:name="T26" style:family="text">
      <style:text-properties officeooo:rsid="0043f050"/>
    </style:style>
    <style:style style:name="T27" style:family="text">
      <style:text-properties style:text-position="sub 58%" officeooo:rsid="0043f050"/>
    </style:style>
    <style:style style:name="T28" style:family="text">
      <style:text-properties officeooo:rsid="0044d60a"/>
    </style:style>
    <style:style style:name="T29" style:family="text">
      <style:text-properties style:text-position="sub 58%"/>
    </style:style>
    <style:style style:name="T30" style:family="text">
      <style:text-properties officeooo:rsid="0046a589"/>
    </style:style>
    <style:style style:name="T31" style:family="text">
      <style:text-properties officeooo:rsid="004a8c48"/>
    </style:style>
    <style:style style:name="T32" style:family="text">
      <style:text-properties style:use-window-font-color="true" loext:opacity="0%" fo:font-family="'Roboto Mono'" style:font-pitch="fixed" fo:font-size="11pt" fo:language="el" fo:country="GR" fo:font-weight="normal" officeooo:rsid="004a8c48" fo:background-color="transparent" loext:char-shading-value="0" style:font-family-asian="Calibri" style:font-size-asian="11pt" style:font-family-complex="Calibri" style:font-size-complex="11pt"/>
    </style:style>
    <style:style style:name="T33" style:family="text">
      <style:text-properties style:use-window-font-color="true" loext:opacity="0%" style:font-name="Roboto" fo:font-size="11pt" fo:language="el" fo:country="GR" fo:font-weight="bold" officeooo:rsid="004c3da7" fo:background-color="transparent" loext:char-shading-value="0" style:font-family-asian="Calibri" style:font-size-asian="11pt" style:font-weight-asian="bold" style:font-family-complex="Calibri" style:font-size-complex="11pt" style:font-weight-complex="bold"/>
    </style:style>
    <style:style style:name="T34" style:family="text">
      <style:text-properties style:use-window-font-color="true" loext:opacity="0%" fo:font-family="'Roboto Mono'" style:font-pitch="fixed" fo:font-size="11pt" fo:language="el" fo:country="GR" fo:font-weight="normal" officeooo:rsid="004c3da7" fo:background-color="transparent" loext:char-shading-value="0" style:font-family-asian="Calibri" style:font-size-asian="11pt" style:font-family-complex="Calibri" style:font-size-complex="11pt"/>
    </style:style>
    <style:style style:name="T35" style:family="text">
      <style:text-properties style:text-position="super 58%" officeooo:rsid="004d58a5"/>
    </style:style>
    <style:style style:name="T36" style:family="text">
      <style:text-properties officeooo:rsid="004d58a5"/>
    </style:style>
    <style:style style:name="T37" style:family="text">
      <style:text-properties style:text-position="0% 100%" officeooo:rsid="004d58a5"/>
    </style:style>
    <style:style style:name="T38" style:family="text">
      <style:text-properties style:text-position="0% 100%" officeooo:rsid="004fb512"/>
    </style:style>
    <style:style style:name="T39" style:family="text">
      <style:text-properties officeooo:rsid="004c3da7"/>
    </style:style>
    <style:style style:name="T40" style:family="text">
      <style:text-properties style:text-position="super 58%"/>
    </style:style>
    <style:style style:name="T41" style:family="text">
      <style:text-properties style:text-position="0% 100%"/>
    </style:style>
    <style:style style:name="T42" style:family="text">
      <style:text-properties officeooo:rsid="005079cf"/>
    </style:style>
    <style:style style:name="T43" style:family="text">
      <style:text-properties officeooo:rsid="0050ce33"/>
    </style:style>
    <style:style style:name="T44" style:family="text">
      <style:text-properties style:use-window-font-color="true" loext:opacity="0%" officeooo:rsid="0050ce33"/>
    </style:style>
    <style:style style:name="T45" style:family="text">
      <style:text-properties officeooo:rsid="0052c242"/>
    </style:style>
    <style:style style:name="T46" style:family="text">
      <style:text-properties officeooo:rsid="0054f916"/>
    </style:style>
    <style:style style:name="T47" style:family="text">
      <style:text-properties officeooo:rsid="005372ac"/>
    </style:style>
    <style:style style:name="T48" style:family="text">
      <style:text-properties style:font-name="Roboto" fo:font-weight="bold" style:font-weight-asian="bold" style:font-weight-complex="bold"/>
    </style:style>
    <style:style style:name="T49" style:family="text">
      <style:text-properties style:font-name="Roboto"/>
    </style:style>
    <style:style style:name="T50" style:family="text">
      <style:text-properties officeooo:rsid="00554820"/>
    </style:style>
    <style:style style:name="fr1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&lt; / &gt;</text:span></text:p>
      <text:p text:style-name="P2" loext:marker-style-name="T4"><text:span text:style-name="T5">Δεύτερη</text:span><text:span text:style-name="T6"> Εργασία</text:span></text:p>
      <text:p text:style-name="P3">Επεξήγηση αρχείων κώδικα και λεκτική περιγραφή</text:p>
      <text:p text:style-name="P4"><text:span text:style-name="T7">Άσκηση </text:span><text:span text:style-name="T8">1</text:span></text:p>
      <text:list text:style-name="L1">
        <text:list-header>
          <text:p text:style-name="P5"><text:span text:style-name="Default_20_Paragraph_20_Font"><text:span text:style-name="T9">Πρόγραμμα 1</text:span></text:span></text:p>
        </text:list-header>
        <text:list-item>
          <text:p text:style-name="P6"><text:span text:style-name="Default_20_Paragraph_20_Font"><text:span text:style-name="T10">Για 10 γραμμές</text:span></text:span></text:p>
          <text:list>
            <text:list-item>
              <text:p text:style-name="P6"><text:span text:style-name="Default_20_Paragraph_20_Font"><text:span text:style-name="T10">Εκτύπωσε τη </text:span></text:span><text:span text:style-name="Default_20_Paragraph_20_Font"><text:span text:style-name="T11">n-οστή </text:span></text:span><text:span text:style-name="Default_20_Paragraph_20_Font"><text:span text:style-name="T10">γραμμή</text:span></text:span></text:p>
            </text:list-item>
            <text:list-item>
              <text:p text:style-name="P7"><text:span text:style-name="Default_20_Paragraph_20_Font"><text:span text:style-name="T10">Πήγαινε στην επόμενη γραμμή</text:span></text:span></text:p>
            </text:list-item>
          </text:list>
          <text:p text:style-name="P8"><text:span text:style-name="Default_20_Paragraph_20_Font"><text:span text:style-name="T12"/></text:span></text:p>
          <text:p text:style-name="P8"><text:span text:style-name="Default_20_Paragraph_20_Font"><text:span text:style-name="T12">Συνάρτηση «Εκτύπωσε τη </text:span></text:span><text:span text:style-name="Default_20_Paragraph_20_Font"><text:span text:style-name="T13">n-</text:span></text:span><text:span text:style-name="Default_20_Paragraph_20_Font"><text:span text:style-name="T14">οστή γραμμή</text:span></text:span><text:span text:style-name="Default_20_Paragraph_20_Font"><text:span text:style-name="T12">»:</text:span></text:span></text:p>
        </text:list-item>
        <text:list-item text:start-value="1">
          <text:p text:style-name="P7"><text:span text:style-name="Default_20_Paragraph_20_Font"><text:span text:style-name="T12">Για στήλη </text:span></text:span><text:span text:style-name="Default_20_Paragraph_20_Font"><text:span text:style-name="T13">i</text:span></text:span><text:span text:style-name="Default_20_Paragraph_20_Font"><text:span text:style-name="T12"> από 0 μέχρι 10</text:span></text:span></text:p>
          <text:list>
            <text:list-item>
              <text:p text:style-name="P7"><text:span text:style-name="Default_20_Paragraph_20_Font"><text:span text:style-name="T15">Εκτύπωσε</text:span></text:span><text:span text:style-name="Default_20_Paragraph_20_Font"><text:span text:style-name="T12"> «</text:span></text:span><text:span text:style-name="Default_20_Paragraph_20_Font"><text:span text:style-name="T13">10</text:span></text:span><text:span text:style-name="Default_20_Paragraph_20_Font"><text:span text:style-name="T12">*</text:span></text:span><text:span text:style-name="Default_20_Paragraph_20_Font"><text:span text:style-name="T13">i</text:span></text:span><text:span text:style-name="Default_20_Paragraph_20_Font"><text:span text:style-name="T12">+</text:span></text:span><text:span text:style-name="Default_20_Paragraph_20_Font"><text:span text:style-name="T13">n</text:span></text:span><text:span text:style-name="Default_20_Paragraph_20_Font"><text:span text:style-name="T12">»</text:span></text:span></text:p>
            </text:list-item>
            <text:list-item>
              <text:p text:style-name="P7"><text:span text:style-name="Default_20_Paragraph_20_Font"><text:span text:style-name="T16">Πήγαινε στην επόμενη στήλη</text:span></text:span></text:p>
            </text:list-item>
          </text:list>
        </text:list-item>
      </text:list>
      <text:p text:style-name="P9"><text:span text:style-name="Default_20_Paragraph_20_Font"><text:span text:style-name="T17"/></text:span></text:p>
      <text:p text:style-name="P10"><text:span text:style-name="Default_20_Paragraph_20_Font"><text:span text:style-name="T18">Άσκηση 2</text:span></text:span></text:p>
      <text:p text:style-name="P9"><text:span text:style-name="Default_20_Paragraph_20_Font"><text:span text:style-name="T17"/></text:span></text:p>
      <text:p text:style-name="P11"><text:span text:style-name="Default_20_Paragraph_20_Font"><text:span text:style-name="T17">Πρόγραμμα 2</text:span></text:span></text:p>
      <text:list text:continue-numbering="true" text:style-name="L1">
        <text:list-item text:start-value="1">
          <text:p text:style-name="P7"><text:span text:style-name="Default_20_Paragraph_20_Font"><text:span text:style-name="T16">Για κωδικό </text:span></text:span><text:span text:style-name="Default_20_Paragraph_20_Font"><text:span text:style-name="T17">i </text:span></text:span><text:span text:style-name="Default_20_Paragraph_20_Font"><text:span text:style-name="T16">από 48 μέχρι </text:span></text:span><text:span text:style-name="Default_20_Paragraph_20_Font"><text:span text:style-name="T19">και</text:span></text:span><text:span text:style-name="Default_20_Paragraph_20_Font"><text:span text:style-name="T16"> 126</text:span></text:span></text:p>
          <text:list>
            <text:list-item>
              <text:p text:style-name="P12"><text:span text:style-name="Default_20_Paragraph_20_Font"><text:span text:style-name="T17">Εμφάνισε τον χαρακτήρα με κωδικό </text:span></text:span><text:span text:style-name="Default_20_Paragraph_20_Font"><text:span text:style-name="T20">ASCII</text:span></text:span><text:span text:style-name="Default_20_Paragraph_20_Font"><text:span text:style-name="T17"> i</text:span></text:span></text:p>
            </text:list-item>
            <text:list-item>
              <text:p text:style-name="P12"><text:span text:style-name="Default_20_Paragraph_20_Font"><text:span text:style-name="T17">Εκτύπωσε τον κωδικό i σε παρένθεση</text:span></text:span></text:p>
            </text:list-item>
            <text:list-item>
              <text:p text:style-name="P13"><text:span text:style-name="Default_20_Paragraph_20_Font"><text:span text:style-name="T17">Αν είσαι στη 10η στήλη</text:span></text:span></text:p>
              <text:list>
                <text:list-header>
                  <text:p text:style-name="P13"><text:span text:style-name="Default_20_Paragraph_20_Font"><text:span text:style-name="T19">Π</text:span></text:span><text:span text:style-name="Default_20_Paragraph_20_Font"><text:span text:style-name="T17">ήγαινε στην επόμενη γραμμή</text:span></text:span></text:p>
                </text:list-header>
              </text:list>
            </text:list-item>
          </text:list>
        </text:list-item>
      </text:list>
      <text:p text:style-name="P14"><text:span text:style-name="Default_20_Paragraph_20_Font"><text:span text:style-name="T18">Άσκηση 3</text:span></text:span></text:p>
      <text:p text:style-name="P11"><text:span text:style-name="Default_20_Paragraph_20_Font"><text:span text:style-name="T21"/></text:span></text:p>
      <text:p text:style-name="P15">Αν έχουμε ποσοστιαίο ρυθμό αύξησης r%, τότε</text:p>
      <text:p text:style-name="P16"><draw:frame draw:style-name="fr1" draw:name="Object1" text:anchor-type="char" svg:y="0.242cm" svg:width="10.555cm" svg:height="1.1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2">όπου </text:span></text:span><text:span text:style-name="Default_20_Paragraph_20_Font"><text:span text:style-name="T23">N</text:span></text:span><text:span text:style-name="Default_20_Paragraph_20_Font"><text:span text:style-name="T24">0</text:span></text:span><text:span text:style-name="Default_20_Paragraph_20_Font"><text:span text:style-name="T22"> ο αρχικός πληθυσμός και </text:span></text:span><text:span text:style-name="Default_20_Paragraph_20_Font"><text:span text:style-name="T23">N</text:span></text:span><text:span text:style-name="Default_20_Paragraph_20_Font"><text:span text:style-name="T24">1</text:span></text:span><text:span text:style-name="Default_20_Paragraph_20_Font"><text:span text:style-name="T22"> ο πληθυσμός μετά από ένα έτος.</text:span></text:span></text:p>
      <text:p text:style-name="P17"><text:span text:style-name="Default_20_Paragraph_20_Font"><text:span text:style-name="T22">Ομοίως, </text:span></text:span><text:span text:style-name="T22"><draw:frame draw:style-name="fr2" draw:name="Object2" text:anchor-type="as-char" svg:width="17.376cm" svg:height="1.1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όπου </text:span><text:span text:style-name="T23">N</text:span><text:span text:style-name="T24">2</text:span><text:span text:style-name="T22"> ο πληθυσμός μετά από δύο έτη.</text:span></text:p>
      <text:p text:style-name="P18">Γενικά έχουμε ότι <draw:frame draw:style-name="fr2" draw:name="Object3" text:anchor-type="as-char" svg:width="3.097cm" svg:height="1.064cm" draw:z-index="2"><draw:object xlink:href="./Object 3" xlink:type="simple" xlink:show="embed" xlink:actuate="onLoad"/><draw:image xlink:href="./ObjectReplacements/Object 3" xlink:type="simple" xlink:show="embed" xlink:actuate="onLoad"/></draw:frame><text:s/>ό<text:span text:style-name="T25">που t ο χρόνος σε έτη.</text:span></text:p>
      <text:p text:style-name="P19">Για <text:span text:style-name="T26">N</text:span><text:span text:style-name="T27">i</text:span>=<text:span text:style-name="T28">k</text:span>N<text:span text:style-name="T29">0</text:span>, <text:span text:style-name="T28">με k&gt;0, ο χρόνος k-πλασιασμού </text:span>είναι: <draw:frame draw:style-name="fr2" draw:name="Object4" text:anchor-type="as-char" svg:width="16.302cm" svg:height="1.59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>Ά<text:span text:style-name="T28">ρα για τον χρόνο διπλασιασμού θέτουμε όπου k=2.</text:span></text:p>
      <text:p text:style-name="P21"/>
      <text:p text:style-name="P22">Πρόγραμμα <text:span text:style-name="T28">3</text:span></text:p>
      <text:list text:continue-numbering="true" text:style-name="L1">
        <text:list-item text:start-value="1">
          <text:p text:style-name="P23">Διάβασε τον πληθυσμό της πόλης</text:p>
        </text:list-item>
        <text:list-item>
          <text:p text:style-name="P23">Διάβασε τον <text:span text:style-name="T30">ετήσιο </text:span>ποσοστιαίο ρυθμό μεταβολής <text:span text:style-name="T30">r%</text:span></text:p>
        </text:list-item>
        <text:list-item>
          <text:p text:style-name="P23">Αν ο ρυθμός μεταβολής είναι θετικός</text:p>
          <text:list>
            <text:list-item>
              <text:p text:style-name="P23">Υπολόγισε τον <text:span text:style-name="T30">χρόνο</text:span> διπλασιασμού <text:span text:style-name="T30">με ρυθμό αύξησης r%</text:span></text:p>
            </text:list-item>
            <text:list-item>
              <text:p text:style-name="P23">Εκτύπωσε <text:span text:style-name="T31">«Ο πληθυσμός θα διπλασιαστεί σε</text:span> <text:span text:style-name="T30">χ</text:span> έ<text:span text:style-name="T31">τη.»</text:span></text:p>
            </text:list-item>
          </text:list>
        </text:list-item>
        <text:list-item>
          <text:p text:style-name="P24"><text:span text:style-name="Default_20_Paragraph_20_Font"><text:span text:style-name="T20">Αλλιώς, αν ο ρυθμός μεταβολής είναι μηδενικός</text:span></text:span></text:p>
          <text:list>
            <text:list-header>
              <text:p text:style-name="P24"><text:span text:style-name="Default_20_Paragraph_20_Font"><text:span text:style-name="T20">Εκτύπωσε «Ο πληθυσμός είναι σταθερός και δε θα διπλασιαστεί.»</text:span></text:span></text:p>
            </text:list-header>
          </text:list>
        </text:list-item>
        <text:list-item>
          <text:p text:style-name="P24"><text:span text:style-name="Default_20_Paragraph_20_Font"><text:span text:style-name="T20">Αλλιώς</text:span></text:span></text:p>
          <text:list>
            <text:list-header>
              <text:p text:style-name="P24"><text:span text:style-name="Default_20_Paragraph_20_Font"><text:span text:style-name="T20">Εκτύπωσε «Ο πληθυσμός μειώνεται και δε θα διπλασιαστεί.»</text:span></text:span></text:p>
            </text:list-header>
          </text:list>
        </text:list-item>
      </text:list>
      <text:p text:style-name="P25"><text:span text:style-name="Default_20_Paragraph_20_Font"><text:span text:style-name="T20"/></text:span></text:p>
      <text:list text:continue-numbering="true" text:style-name="L1">
        <text:list-header>
          <text:p text:style-name="P26"><text:span text:style-name="Default_20_Paragraph_20_Font"><text:span text:style-name="T20">Συνάρτηση «Υπολόγισε τον χρόνο k-πλασιασμού με ρυθμό αύξησης r%»</text:span></text:span></text:p>
        </text:list-header>
        <text:list-item text:start-value="1">
          <text:p text:style-name="P24"><text:span text:style-name="Default_20_Paragraph_20_Font"><text:span text:style-name="T20">Υπολόγισε την παράσταση </text:span></text:span><text:span text:style-name="Default_20_Paragraph_20_Font"><text:span text:style-name="T20"><draw:frame draw:style-name="fr2" draw:name="Object5" text:anchor-type="as-char" svg:width="2.021cm" svg:height="1.536cm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  <text:list-item>
          <text:p text:style-name="P24"><text:span text:style-name="Default_20_Paragraph_20_Font"><text:span text:style-name="T20">Επέστρεψε το αποτέλεσμα</text:span></text:span></text:p>
          <text:list>
            <text:list-header>
              <text:p text:style-name="P27"><text:span text:style-name="Default_20_Paragraph_20_Font"><text:span text:style-name="T32"/></text:span></text:p>
            </text:list-header>
          </text:list>
          <text:p text:style-name="P28"><text:span text:style-name="Default_20_Paragraph_20_Font"><text:span text:style-name="T18">Άσκηση </text:span></text:span><text:span text:style-name="Default_20_Paragraph_20_Font"><text:span text:style-name="T33">4</text:span></text:span></text:p>
          <text:p text:style-name="P29"><text:span text:style-name="Default_20_Paragraph_20_Font"><text:span text:style-name="T21"/></text:span></text:p>
          <text:p text:style-name="P30"><text:span text:style-name="Default_20_Paragraph_20_Font"><text:span text:style-name="T34">Πρόγραμμα 4</text:span></text:span></text:p>
        </text:list-item>
        <text:list-item text:start-value="1">
          <text:p text:style-name="P31"><text:span text:style-name="Default_20_Paragraph_20_Font"><text:span text:style-name="T34">Διάβασε έναν α</text:span></text:span><text:span text:style-name="Default_20_Paragraph_20_Font"><text:span text:style-name="T20">ριθμό από τον χρήστη</text:span></text:span></text:p>
          <text:p text:style-name="P32"><text:span text:style-name="Default_20_Paragraph_20_Font"><text:span text:style-name="T34">Μέχρις ότου ο αριθμός να είναι μεταξύ 1 και 10</text:span></text:span></text:p>
        </text:list-item>
        <text:list-item>
          <text:p text:style-name="P33">Υπολόγισε την παράσταση 3<text:span text:style-name="T35">2</text:span>+6<text:span text:style-name="T35">2</text:span>+9<text:span text:style-name="T35">2</text:span>+...+(3<text:span text:style-name="T36">N</text:span>)<text:span text:style-name="T35">2</text:span><text:span text:style-name="T37"> </text:span><text:span text:style-name="T38">στο αποτέλεσμα</text:span></text:p>
        </text:list-item>
        <text:list-item>
          <text:p text:style-name="P34">Εκτύπωσε το αποτέλεσμα</text:p>
          <text:p text:style-name="P35"/>
          <text:p text:style-name="P35">Συνάρτηση «<text:span text:style-name="T39">Υπολόγισε την παράσταση 3</text:span><text:span text:style-name="T40">2</text:span><text:span text:style-name="T39">+6</text:span><text:span text:style-name="T40">2</text:span><text:span text:style-name="T39">+9</text:span><text:span text:style-name="T40">2</text:span><text:span text:style-name="T39">+...+(3</text:span>N<text:span text:style-name="T39">)</text:span><text:span text:style-name="T40">2</text:span><text:span text:style-name="T41">»</text:span></text:p>
        </text:list-item>
        <text:list-item text:start-value="1">
          <text:p text:style-name="P34">Άθροισμα = 0</text:p>
        </text:list-item>
        <text:list-item>
          <text:p text:style-name="P34">Για i από 1 μέχρι και N</text:p>
          <text:list>
            <text:list-item>
              <text:p text:style-name="P34">Πρόσθεσε 9i<text:span text:style-name="T40">2</text:span> στο άθροισμα</text:p>
            </text:list-item>
          </text:list>
        </text:list-item>
        <text:list-item>
          <text:p text:style-name="P36">Επέστρεψε το άθροισμα</text:p>
          <text:p text:style-name="P37">Ά<text:span text:style-name="T42">σκηση 5</text:span></text:p>
          <text:p text:style-name="P38"/>
          <text:p text:style-name="P39">Πρόγραμμα 5</text:p>
        </text:list-item>
        <text:list-item text:start-value="1">
          <text:p text:style-name="P40">Διάβασε έναν θετικό ακέραιο αριθμό από τον χρήστη</text:p>
        </text:list-item>
        <text:list-item>
          <text:p text:style-name="P40">Αν ο αριθμός είναι ο 1</text:p>
          <text:list>
            <text:list-header>
              <text:p text:style-name="P40">Εκτύπωσε «Ο 1 δεν είναι πρώτος εξ ορισμού.»</text:p>
            </text:list-header>
          </text:list>
        </text:list-item>
        <text:list-item>
          <text:p text:style-name="P40">Έλεγξε αν ο αριθμός είναι πρώτος</text:p>
        </text:list-item>
        <text:list-item>
          <text:p text:style-name="P40">Αν ο αριθμός είναι πρώτος</text:p>
          <text:list>
            <text:list-header>
              <text:p text:style-name="P40">Εκτύπωσε «Ο αριθμός είναι πρώτος»</text:p>
            </text:list-header>
          </text:list>
        </text:list-item>
        <text:list-item>
          <text:p text:style-name="P40">Αλλιώς</text:p>
          <text:list>
            <text:list-item>
              <text:p text:style-name="P40">Υπολόγισε το πλήθος των διαιρετών <text:span text:style-name="T43">του αριθμού</text:span></text:p>
            </text:list-item>
            <text:list-item>
              <text:p text:style-name="P40">Εκτύπωσε «Ο αριθμός δεν είναι πρώτος, έχει x διαιρέτες.»</text:p>
            </text:list-item>
          </text:list>
          <text:p text:style-name="P39"/>
          <text:p text:style-name="P39">Συνάρτηση «Ελεγξε αν ο αριθμός είναι πρώτος»</text:p>
        </text:list-item>
        <text:list-item text:start-value="1">
          <text:p text:style-name="P41">Αν ο αριθμός είναι μικρότερος ή ίσος του 1</text:p>
          <text:list>
            <text:list-header>
              <text:p text:style-name="P41">Ο αριθμός δεν είναι πρώτος</text:p>
            </text:list-header>
          </text:list>
        </text:list-item>
        <text:list-item>
          <text:p text:style-name="P41">Αλλιώς</text:p>
          <text:list>
            <text:list-item>
              <text:p text:style-name="P42"><text:span text:style-name="T44">Για κάθε ακέραιο i από το 2 μέχρι το </text:span>⌊<text:span text:style-name="T44">√αριθμός</text:span>⌋</text:p>
              <text:list>
                <text:list-header>
                  <text:p text:style-name="P41">Αν αριθμός mod i = 0</text:p>
                  <text:list>
                    <text:list-header>
                      <text:p text:style-name="P41">Ο αριθμός δεν είναι πρώτος</text:p>
                    </text:list-header>
                  </text:list>
                </text:list-header>
              </text:list>
            </text:list-item>
            <text:list-item>
              <text:p text:style-name="P41">Αν δε βρέθηκε κάποιος τέτοιος ακέραιος i</text:p>
              <text:list>
                <text:list-header>
                  <text:p text:style-name="P41">Ο αριθμός είναι πρώτος</text:p>
                </text:list-header>
              </text:list>
            </text:list-item>
          </text:list>
          <text:p text:style-name="P43"/>
          <text:p text:style-name="P43">Συνάρτηση «Υπολόγισε το πλήθος των διαιρετών του αριθμού»</text:p>
        </text:list-item>
        <text:list-item text:start-value="1">
          <text:p text:style-name="P44">Αρχικοποίησε <text:span text:style-name="T45">το πλήθος </text:span>διαιρ<text:span text:style-name="T45">ετών</text:span> σε 0</text:p>
        </text:list-item>
        <text:list-item>
          <text:p text:style-name="P42">Για κάθε ακέραιο i από το <text:span text:style-name="T43">1</text:span> μέχρι το<text:span text:style-name="T43">ν </text:span>αριθμό</text:p>
          <text:list>
            <text:list-header>
              <text:p text:style-name="P44">Αν αριθμός mod i = 0</text:p>
              <text:list>
                <text:list-header>
                  <text:p text:style-name="P45">Πρόσθεσε 1 στο πλήθος των διαιρετών</text:p>
                </text:list-header>
              </text:list>
            </text:list-header>
          </text:list>
        </text:list-item>
        <text:list-item>
          <text:p text:style-name="P45">Επέστρεψε το πλήθος των διαιρετών</text:p>
          <text:p text:style-name="P46">Άσκηση 6</text:p>
          <text:p text:style-name="P47"/>
          <text:p text:style-name="P48">Πρόγραμμα 6</text:p>
        </text:list-item>
        <text:list-item text:start-value="1">
          <text:p text:style-name="P49">αριθμός μέγιστων διαδοχικών εμφανίσεων = x</text:p>
        </text:list-item>
        <text:list-item>
          <text:p text:style-name="P49">μέγιστες διαδοχικές εμφανίσεις = y <text:span text:style-name="T46">←</text:span> 1</text:p>
        </text:list-item>
        <text:list-item>
          <text:p text:style-name="P49">Διάβασε τους αριθμούς</text:p>
        </text:list-item>
        <text:list-item>
          <text:p text:style-name="P49">Αν οι μέγιστες διαδοχικές εμφανίσεις ήταν 1</text:p>
          <text:list>
            <text:list-header>
              <text:p text:style-name="P49">Εκτύπωσε «Κανένας αριθμός δεν είχε πάνω από μία διαδοχική εμφάνιση.»</text:p>
            </text:list-header>
          </text:list>
        </text:list-item>
        <text:list-item>
          <text:p text:style-name="P49">Αλλιώς</text:p>
          <text:list>
            <text:list-header>
              <text:p text:style-name="P49">Εκτύπωσε «Ο αριθμός χ είχε τις περισσότερες διαδοχικές εμφανίσεις, με y διαδοχικές εμφανίσεις.»</text:p>
            </text:list-header>
          </text:list>
          <text:p text:style-name="P50"/>
          <text:p text:style-name="P50">Συνάρτηση «Διάβασε τους αριθμούς»</text:p>
        </text:list-item>
        <text:list-item text:start-value="1">
          <text:p text:style-name="P49">Διάβασε το μήκος της ακολουθίας</text:p>
        </text:list-item>
        <text:list-item>
          <text:p text:style-name="P49">διαδοχικές εμφανίσεις <text:span text:style-name="T46">← </text:span>1</text:p>
        </text:list-item>
        <text:list-item>
          <text:p text:style-name="P49">Διάβασε τον πρώτο αριθμό και θεώρησέ τον ως τον x</text:p>
        </text:list-item>
        <text:list-item>
          <text:p text:style-name="P51">Για κάθε επόμενο αριθμό της ακολουθίας</text:p>
          <text:list>
            <text:list-item>
              <text:p text:style-name="P49">Διάβασε τον <text:span text:style-name="T46">τρέχων</text:span> αριθμό</text:p>
            </text:list-item>
            <text:list-item>
              <text:p text:style-name="P49">Αν είναι ίδιος με τον προηγούμενο</text:p>
              <text:list>
                <text:list-item>
                  <text:p text:style-name="P49">Αύξησε διαδοχικές εμφανίσεις</text:p>
                </text:list-item>
                <text:list-item>
                  <text:p text:style-name="P52">Αν οι διαδοχικές εμφανίσεις είναι περισσότερες από τις μέγιστες</text:p>
                  <text:list>
                    <text:list-item>
                      <text:list>
                        <text:list-header>
                          <text:p text:style-name="P52">Ενημέρωσε τα μέγιστα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9">Αλλιώς</text:p>
              <text:list>
                <text:list-header>
                  <text:p text:style-name="P51">διαδοχικές εμφανίσεις <text:span text:style-name="T46">←</text:span> 1</text:p>
                </text:list-header>
              </text:list>
            </text:list-item>
            <text:list-item>
              <text:p text:style-name="P53">προηγούμενος αριθμός ← τρέχων αριθμός</text:p>
            </text:list-item>
          </text:list>
          <text:p text:style-name="P54"/>
          <text:p text:style-name="P54">Συνάρτηση «Ενημέρωσε τα μέγιστα»</text:p>
        </text:list-item>
        <text:list-item text:start-value="1">
          <text:p text:style-name="P53">x ← τρέχων αριθμός</text:p>
        </text:list-item>
        <text:list-item>
          <text:p text:style-name="P53">y ← διαδοχικές εμφανίσεις</text:p>
        </text:list-item>
      </text:list>
      <text:p text:style-name="P55"/>
      <text:p text:style-name="P55"/>
      <text:list text:continue-numbering="true" text:style-name="L1">
        <text:list-header>
          <text:p text:style-name="P56">Εναλλακτική συνάρτηση <text:span text:style-name="T47">«Διάβασε τους αριθμούς»</text:span></text:p>
        </text:list-header>
        <text:list-item text:start-value="1">
          <text:p text:style-name="P57">διαδοχικές εμφανίσεις <text:span text:style-name="T46">← </text:span>1</text:p>
        </text:list-item>
        <text:list-item>
          <text:p text:style-name="P57">Διάβασε τον πρώτο αριθμό και θεώρησέ τον ως τον x</text:p>
        </text:list-item>
        <text:list-item>
          <text:p text:style-name="P58">Για κάθε επόμενο αριθμό της ακολουθίας</text:p>
          <text:list>
            <text:list-item>
              <text:p text:style-name="P57">Διάβασε τον <text:span text:style-name="T46">τρέχων</text:span> αριθμό</text:p>
            </text:list-item>
            <text:list-item>
              <text:p text:style-name="P59">Αν δε διάβασες αριθμό</text:p>
              <text:list>
                <text:list-item>
                  <text:p text:style-name="P59">Ενημέρωσε τα μέγιστα</text:p>
                </text:list-item>
                <text:list-item>
                  <text:p text:style-name="P59">Τερμάτισε</text:p>
                </text:list-item>
              </text:list>
            </text:list-item>
            <text:list-item>
              <text:p text:style-name="P57">Αν είναι ίδιος με τον προηγούμενο</text:p>
              <text:list>
                <text:list-item>
                  <text:p text:style-name="P57">Αύξησε διαδοχικές εμφανίσεις</text:p>
                </text:list-item>
                <text:list-item>
                  <text:p text:style-name="P57">Αν οι διαδοχικές εμφανίσεις είναι περισσότερες από τις μέγιστες</text:p>
                  <text:list>
                    <text:list-item>
                      <text:list>
                        <text:list-header>
                          <text:p text:style-name="P57">Ενημέρωσε τα μέγιστα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7">Αλλιώς</text:p>
              <text:list>
                <text:list-header>
                  <text:p text:style-name="P58">διαδοχικές εμφανίσεις <text:span text:style-name="T46">←</text:span> 1</text:p>
                </text:list-header>
              </text:list>
            </text:list-item>
            <text:list-item>
              <text:p text:style-name="P59">προηγούμενος αριθμός ← τρέχων αριθμός</text:p>
            </text:list-item>
          </text:list>
          <text:p text:style-name="P60"><text:span text:style-name="T48">Άσκηση 7</text:span><text:span text:style-name="T49"><text:line-break/></text:span><text:line-break/>Πρόγραμμα 7</text:p>
        </text:list-item>
        <text:list-item text:start-value="1">
          <text:p text:style-name="P53">Διάβασε έναν θετικό ακέραιο = Ν</text:p>
        </text:list-item>
        <text:list-item>
          <text:p text:style-name="P53">Εκτύπωσε τους πρώτους Ν <text:span text:style-name="T50">φυσικούς</text:span></text:p>
        </text:list-item>
        <text:list-item>
          <text:p text:style-name="P53">Υπολόγισε το άθροισμά τους</text:p>
        </text:list-item>
        <text:list-item>
          <text:p text:style-name="P53">Εκτύπωσε το άθροισμά τους</text:p>
        </text:list-item>
        <text:list-item>
          <text:p text:style-name="P61">Εκτύπωσε τον μέσο όρο τους</text:p>
        </text:list-item>
        <text:list-item>
          <text:p text:style-name="P61">Εκτύπωσε τα τετράγωνά τους</text:p>
          <text:p text:style-name="P62"/>
          <text:p text:style-name="P62">Συνάρτηση «Εκτύπωσε τους πρώτους Ν φυσικούς»</text:p>
        </text:list-item>
        <text:list-item text:start-value="1">
          <text:p text:style-name="P61">Για κάθε ακέραιο i από 0 μέχρι και Ν</text:p>
          <text:list>
            <text:list-header>
              <text:p text:style-name="P61">Εκτύπωσε τον Ν</text:p>
            </text:list-header>
          </text:list>
          <text:p text:style-name="P62"/>
          <text:p text:style-name="P62">Συνάρτηση «Υπολόγισε το άθροισμα των πρώτων Ν φυσικών»</text:p>
        </text:list-item>
        <text:list-item text:start-value="1">
          <text:p text:style-name="P61">άθροισμα ← 0</text:p>
        </text:list-item>
        <text:list-item>
          <text:p text:style-name="P61">Για κάθε ακέραιο i από 0 μέχρι και Ν</text:p>
          <text:list>
            <text:list-item>
              <text:p text:style-name="P61">Πρόσθεσε Ν στο άθροισμα</text:p>
            </text:list-item>
          </text:list>
        </text:list-item>
        <text:list-item>
          <text:p text:style-name="P61">Επέστρεψε το άθροισμα</text:p>
          <text:p text:style-name="P62"/>
          <text:p text:style-name="P63">Συνάρτηση «Εκτύπωσε τον μέσο όρο των πρώτων Ν φυσικών»</text:p>
        </text:list-item>
        <text:list-item text:start-value="1">
          <text:p text:style-name="P64">Επέστρεψε το άθροισμά τους/Ν</text:p>
          <text:p text:style-name="P62"/>
          <text:p text:style-name="P62">Συνάρτηση «Εκτύπωσε τα τετράγωνα των πρώτων Ν φυσικών»</text:p>
        </text:list-item>
        <text:list-item text:start-value="1">
          <text:p text:style-name="P61">Για κάθε ακέραιο i από 0 μέχρι και Ν</text:p>
          <text:list>
            <text:list-header>
              <text:p text:style-name="P64">Εκτύπωσε τον Ν<text:span text:style-name="T40">2</text:span></text:p>
            </text:list-header>
          </text:list>
          <text:p text:style-name="P63"/>
          <text:p text:style-name="P6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OpenSymbol" svg:font-family="OpenSymbol" style:font-charset="x-symbol"/>
    <style:font-face style:name="Press Start 2P" svg:font-family="'Press Start 2P'" style:font-family-generic="swiss" style:font-pitch="variable"/>
    <style:font-face style:name="Roboto" svg:font-family="Roboto" style:font-pitch="variable"/>
    <style:font-face style:name="Roboto mono" svg:font-family="'Roboto mono'" style:font-adornments="Regular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lr-tb"/>
      <style:text-properties fo:color="#000000" loext:opacity="100%" style:font-name="Calibri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style:font-name="Roboto mono" fo:font-family="'Roboto mono'" style:font-style-name="Regular" style:font-pitch="fixe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Roboto" fo:font-size="9pt" officeooo:rsid="0034a3ae" officeooo:paragraph-rsid="0034a3ae" style:font-size-asian="9pt" style:font-size-complex="9pt"/>
    </style:style>
    <style:style style:name="MP2" style:family="paragraph" style:parent-style-name="Footer">
      <style:text-properties style:font-name="Roboto" fo:font-size="10pt" officeooo:rsid="0034a3ae" officeooo:paragraph-rsid="0034a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ισαγωγή στον Προγραμματισμό<text:tab/>CEID_22Y103<text:tab/><text:page-number text:select-page="current">7</text:page-number></text:p>
      </style:header>
      <style:header-left>
        <text:p text:style-name="MP1"><text:page-number text:select-page="current">6</text:page-number><text:tab/>CEID_22Y103<text:tab/>Εισαγωγή στον Προγραμματισμό</text:p>
      </style:header-left>
      <style:header-first>
        <text:p text:style-name="Header_20_left"/>
      </style:header-first>
      <style:footer>
        <text:p text:style-name="MP2">Χρήστος Ζόια<text:tab/><text:tab/>Christos Joia</text:p>
        <text:p text:style-name="MP2">Α.Μ. 1122929<text:tab/><text:tab/>R.N. 1122929</text:p>
      </style:footer>
      <style:footer-first>
        <text:p text:style-name="MP2">Χρήστος Ζόια<text:tab/><text:tab/>Christos Joia</text:p>
        <text:p text:style-name="MP2">Α.Μ. 1122929<text:tab/><text:tab/>R.N. 1122929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10H52M40S</meta:editing-duration>
    <meta:editing-cycles>12</meta:editing-cycles>
    <meta:generator>LibreOffice/25.8.3.2$Linux_X86_64 LibreOffice_project/8ca8d55c161d602844f5428fa4b58097424e324e</meta:generator>
    <meta:creation-date>2025-11-14T11:47:00.884836114</meta:creation-date>
    <meta:initial-creator>Χρήστος Joia</meta:initial-creator>
    <dc:date>2025-11-20T20:36:15.297983123</dc:date>
    <dc:creator>Χρήστος Joia</dc:creator>
    <meta:document-statistic meta:table-count="0" meta:image-count="0" meta:object-count="5" meta:page-count="8" meta:paragraph-count="142" meta:word-count="828" meta:character-count="4600" meta:non-whitespace-character-count="3988"/>
  </office:meta>
</office:document-meta>
</file>

<file path=Object 1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1</mn>
            </msub>
            <mo stretchy="false">−</mo>
            <msub>
              <mi>N</mi>
              <mn>0</mn>
            </msub>
          </mrow>
          <msub>
            <mi>N</mi>
            <mn>0</mn>
          </msub>
        </mfrac>
      </mrow>
      <mi>·</mi>
      <mn>100</mn>
      <mtext>%</mtext>
      <mo stretchy="false">⇔</mo>
      <msub>
        <mi>N</mi>
        <mn>0</mn>
      </msub>
      <mrow>
        <mfrac>
          <mi>r</mi>
          <mn>100</mn>
        </mfrac>
        <mo stretchy="false">=</mo>
        <mrow>
          <msub>
            <mi>N</mi>
            <mn>1</mn>
          </msub>
          <mo stretchy="false">−</mo>
          <msub>
            <mi>N</mi>
            <mn>0</mn>
          </msub>
        </mrow>
      </mrow>
      <mo stretchy="false">⇔</mo>
      <mrow>
        <msub>
          <mi>N</mi>
          <mn>1</mn>
        </msub>
        <mo stretchy="false">=</mo>
        <msub>
          <mi>N</mi>
          <mn>0</mn>
        </msub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i>,</mi>
    </mrow>
    <annotation encoding="StarMath 5.0">r%= { frac { { N_1 - N_0 } } { N_0 } } · 100 % dlrarrow N_0{frac{r}{100}} = N_1-N_0 dlrarrow N_1 = N_0(1+{frac{r}{100}})
,</annotation>
  </semantics>
</math>
</file>

<file path=Object 2/content.xml><?xml version="1.0" encoding="utf-8"?>
<math xmlns="http://www.w3.org/1998/Math/MathML" display="block">
  <semantics>
    <mrow>
      <mi>r</mi>
      <mrow>
        <mtext>%</mtext>
        <mo stretchy="false">=</mo>
        <mfrac>
          <mrow>
            <msub>
              <mi>N</mi>
              <mn>2</mn>
            </msub>
            <mo stretchy="false">−</mo>
            <msub>
              <mi>N</mi>
              <mn>1</mn>
            </msub>
          </mrow>
          <msub>
            <mi>N</mi>
            <mn>1</mn>
          </msub>
        </mfrac>
      </mrow>
      <mi>·</mi>
      <mn>100</mn>
      <mtext>%</mtext>
      <mo stretchy="false">⇔</mo>
      <msub>
        <mi>N</mi>
        <mn>1</mn>
      </msub>
      <mrow>
        <mfrac>
          <mi>r</mi>
          <mn>100</mn>
        </mfrac>
        <mo stretchy="false">=</mo>
        <mrow>
          <msub>
            <mi>N</mi>
            <mn>2</mn>
          </msub>
          <mo stretchy="false">−</mo>
          <msub>
            <mi>N</mi>
            <mn>1</mn>
          </msub>
        </mrow>
      </mrow>
      <mo stretchy="false">⇔</mo>
      <mrow>
        <msub>
          <mi>N</mi>
          <mn>2</mn>
        </msub>
        <mo stretchy="false">=</mo>
        <msub>
          <mi>N</mi>
          <mn>1</mn>
        </msub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N</mi>
                <mn>0</mn>
              </msub>
              <mrow>
                <mo fence="true" form="prefix" stretchy="false">(</mo>
                <mrow>
                  <mrow>
                    <mn>1</mn>
                    <mo stretchy="false">+</mo>
                    <mfrac>
                      <mi>r</mi>
                      <mn>100</mn>
                    </mfrac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n>2</mn>
      </msup>
      <mi>,</mi>
    </mrow>
    <annotation encoding="StarMath 5.0">r%= { frac { { N_2 - N_1 } } { N_1 } } · 100 % dlrarrow N_1{frac{r}{100}} = N_2-N_1 dlrarrow N_2 = N_1(1+{frac{r}{100}})=(N_0(1+{frac{r}{100}}))(1+{frac{r}{100}})=N_0(1+{frac{r}{100}})^2 ,</annotation>
  </semantics>
</math>
</file>

<file path=Object 3/content.xml><?xml version="1.0" encoding="utf-8"?>
<math xmlns="http://www.w3.org/1998/Math/MathML" display="block">
  <semantics>
    <mrow>
      <mrow>
        <msub>
          <mi>N</mi>
          <mi>i</mi>
        </msub>
        <mo stretchy="false">=</mo>
        <msub>
          <mi>N</mi>
          <mn>0</mn>
        </msub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i>,</mi>
    </mrow>
    <annotation encoding="StarMath 5.0">N_i = N_0(1+{frac{r}{100}})^t,</annotation>
  </semantics>
</math>
</file>

<file path=Object 4/content.xml><?xml version="1.0" encoding="utf-8"?>
<math xmlns="http://www.w3.org/1998/Math/MathML" display="block">
  <semantics>
    <mrow>
      <mi>k</mi>
      <mrow>
        <menclose notation="horizontalstrike">
          <msub>
            <mi>N</mi>
            <mn>0</mn>
          </msub>
        </menclose>
        <mo stretchy="false">=</mo>
        <menclose notation="horizontalstrike">
          <msub>
            <mi>N</mi>
            <mn>0</mn>
          </msub>
        </menclose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row>
        <mi>k</mi>
        <mo stretchy="false">=</mo>
        <msup>
          <mrow>
            <mo fence="true" form="prefix" stretchy="false">(</mo>
            <mrow>
              <mrow>
                <mn>1</mn>
                <mo stretchy="false">+</mo>
                <mfrac>
                  <mi>r</mi>
                  <mn>100</mn>
                </mfrac>
              </mrow>
            </mrow>
            <mo fence="true" form="postfix" stretchy="false">)</mo>
          </mrow>
          <mi>t</mi>
        </msup>
      </mrow>
      <mo stretchy="false">⇔</mo>
      <mi>ln</mi>
      <mrow>
        <mi>k</mi>
        <mo stretchy="false">=</mo>
        <mi>ln</mi>
      </mrow>
      <msup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  <mi>t</mi>
      </msup>
      <mo stretchy="false">⇔</mo>
      <mi>ln</mi>
      <mrow>
        <mi>k</mi>
        <mo stretchy="false">=</mo>
        <mrow>
          <mi>t</mi>
          <mo stretchy="false">⋅</mo>
          <mi>ln</mi>
        </mrow>
      </mrow>
      <mrow>
        <mo fence="true" form="prefix" stretchy="false">(</mo>
        <mrow>
          <mrow>
            <mn>1</mn>
            <mo stretchy="false">+</mo>
            <mfrac>
              <mi>r</mi>
              <mn>100</mn>
            </mfrac>
          </mrow>
        </mrow>
        <mo fence="true" form="postfix" stretchy="false">)</mo>
      </mrow>
      <mo stretchy="false">⇔</mo>
      <mrow>
        <mi>t</mi>
        <mo stretchy="false">=</mo>
        <mfrac>
          <mrow>
            <mi>ln</mi>
            <mi>k</mi>
          </mrow>
          <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i>r</mi>
                    <mn>100</mn>
                  </mfrac>
                </mrow>
              </mrow>
              <mo fence="true" form="postfix" stretchy="false">)</mo>
            </mrow>
          </mrow>
        </mfrac>
      </mrow>
      <mi>.</mi>
    </mrow>
    <annotation encoding="StarMath 5.0">k overstrike N_0=overstrike N_0(1+{frac r 100})^t dlrarrow  k = (1+frac r 100)^t dlrarrow ln k = ln(1+frac r 100)^t dlrarrow
ln k = t cdot  ln (1+frac r 100) dlrarrow t = frac{ln k}{ln(1+frac r 100)}.</annotation>
  </semantics>
</math>
</file>

<file path=Object 5/content.xml><?xml version="1.0" encoding="utf-8"?>
<math xmlns="http://www.w3.org/1998/Math/MathML" display="block">
  <semantics>
    <mfrac>
      <mrow>
        <mi>ln</mi>
        <mi>k</mi>
      </mrow>
      <mrow>
        <mi>ln</mi>
        <mrow>
          <mo fence="true" form="prefix" stretchy="false">(</mo>
          <mrow>
            <mrow>
              <mn>1</mn>
              <mo stretchy="false">+</mo>
              <mfrac>
                <mi>r</mi>
                <mn>100</mn>
              </mfrac>
            </mrow>
          </mrow>
          <mo fence="true" form="postfix" stretchy="false">)</mo>
        </mrow>
      </mrow>
    </mfrac>
    <annotation encoding="StarMath 5.0">frac{ln k}{ln(1+frac r 100)}</annotation>
  </semantics>
</math>
</file>